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f15" officeooo:paragraph-rsid="00138f15"/>
    </style:style>
    <style:style style:name="P2" style:family="paragraph" style:parent-style-name="Standard">
      <style:text-properties fo:font-variant="normal" fo:text-transform="none" fo:color="#242729" style:font-name="Arial" fo:font-size="11.25pt" fo:letter-spacing="normal" fo:font-style="normal" fo:font-weight="normal" officeooo:rsid="00138f15" officeooo:paragraph-rsid="00138f15"/>
    </style:style>
    <style:style style:name="P3" style:family="paragraph" style:parent-style-name="Text_20_body">
      <style:text-properties fo:font-variant="normal" fo:text-transform="none" fo:color="#242729" style:font-name="Arial" fo:font-size="11.25pt" fo:letter-spacing="normal" fo:font-style="normal" fo:font-weight="normal" officeooo:rsid="00138f15" officeooo:paragraph-rsid="00138f15"/>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7" style:family="paragraph" style:parent-style-name="Text_20_body" style:list-style-name="L2">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8"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Arial" fo:font-size="9.75pt" fo:letter-spacing="normal" fo:font-style="normal" fo:font-weight="normal" loext:padding="0cm" loext:border="none"/>
    </style:style>
    <style:style style:name="P9" style:family="paragraph" style:parent-style-name="Preformatted_20_Text">
      <style:text-properties fo:font-variant="normal" fo:text-transform="none" fo:color="#242729" style:font-name="Arial" fo:font-size="11.25pt" fo:letter-spacing="normal" fo:font-style="normal" fo:font-weight="normal" officeooo:rsid="00138f15" officeooo:paragraph-rsid="00138f15"/>
    </style:style>
    <style:style style:name="P1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2" style:family="paragraph" style:parent-style-name="Preformatted_20_Text">
      <loext:graphic-properties draw:fill="solid" draw:fill-color="#eff0f1" draw:opacity="100%"/>
      <style:paragraph-properties fo:margin-top="0cm" fo:margin-bottom="0cm" loext:contextual-spacing="false" fo:line-height="130%" fo:background-color="#eff0f1" fo:padding="0cm" fo:border="none"/>
    </style:style>
    <style:style style:name="T1" style:family="text">
      <style:text-properties style:font-name="Consolas" fo:font-size="9.75pt" fo:background-color="#eff0f1" loext:char-shading-value="0" loext:padding="0cm" loext:border="none"/>
    </style:style>
    <style:style style:name="T2" style:family="text">
      <style:text-properties fo:font-size="9.75pt" loext:padding="0cm" loext:border="none"/>
    </style:style>
    <style:style style:name="T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4" style:family="text">
      <style:text-properties fo:font-variant="normal" fo:text-transform="none" fo:color="#242729" fo:letter-spacing="normal" fo:background-color="#eff0f1" loext:char-shading-value="0" loext:padding="0cm" loext:border="none"/>
    </style:style>
    <style:style style:name="T5" style:family="text">
      <style:text-properties fo:font-variant="normal" fo:text-transform="none" fo:color="#242729" style:font-name="Arial" fo:font-size="9.75pt" fo:letter-spacing="normal" fo:font-style="normal" fo:font-weight="normal" loext:padding="0cm" loext:border="none"/>
    </style:style>
    <style:style style:name="T6" style:family="text">
      <style:text-properties fo:font-variant="normal" fo:text-transform="none" fo:color="#242729" style:font-name="Arial" fo:font-size="11.25pt" fo:letter-spacing="normal" fo:font-style="normal" fo:font-weight="normal"/>
    </style:style>
    <style:style style:name="T7" style:family="text">
      <style:text-properties fo:font-variant="normal" fo:text-transform="none" fo:color="#242729" style:font-name="inherit" fo:font-size="9.75pt" fo:letter-spacing="normal" fo:font-style="normal" fo:font-weight="normal" loext:padding="0cm" loext:border="none"/>
    </style:style>
    <style:style style:name="T8" style:family="text">
      <style:text-properties fo:font-variant="normal" fo:text-transform="none" fo:color="#242729" style:font-name="inherit" fo:font-size="9.75pt" fo:letter-spacing="normal" fo:font-style="italic" fo:font-weight="normal" loext:padding="0cm" loext:border="none"/>
    </style:style>
    <style:style style:name="T9" style:family="text">
      <style:text-properties fo:font-variant="normal" fo:text-transform="none" fo:color="#242729" style:font-name="inherit" fo:font-size="11.25pt" fo:letter-spacing="normal" fo:font-style="italic" fo:font-weight="normal" loext:padding="0cm" loext:border="none"/>
    </style:style>
    <style:style style:name="T10"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loext:padding="0cm" loext:border="none"/>
    </style:style>
    <style:style style:name="T11"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fo:background-color="#e1ecf4" loext:char-shading-value="0" loext:padding="0cm" loext:border="none"/>
    </style:style>
    <style:style style:name="T12" style:family="text">
      <style:text-properties fo:font-variant="normal" fo:text-transform="none" fo:color="#9199a1" style:text-line-through-style="none" style:text-line-through-type="none" style:font-name="inherit" fo:font-size="9.75pt" fo:letter-spacing="normal" fo:font-style="normal" style:text-underline-style="none" fo:font-weight="normal" style:text-blinking="false" loext:padding="0cm" loext:border="none"/>
    </style:style>
    <style:style style:name="T13" style:family="text">
      <style:text-properties fo:font-variant="normal" fo:text-transform="none" fo:color="#005999" style:font-name="inherit" fo:font-size="11.25pt" fo:letter-spacing="normal" fo:font-style="italic" style:text-underline-style="solid" style:text-underline-width="auto" style:text-underline-color="font-color" fo:font-weight="normal" loext:padding="0cm" loext:border="none"/>
    </style:style>
    <style:style style:name="T14" style:family="text">
      <style:text-properties fo:background-color="#eff0f1" loext:char-shading-value="0" loext:padding="0cm" loext:border="none"/>
    </style:style>
    <style:style style:name="T15" style:family="text">
      <style:text-properties style:font-name="inherit" fo:font-size="9.75pt" loext:padding="0cm" loext:border="none"/>
    </style:style>
    <style:style style:name="T16" style:family="text">
      <style:text-properties style:font-name="inherit" fo:font-style="italic" loext:padding="0cm" loext:border="none"/>
    </style:style>
    <style:style style:name="T17" style:family="text">
      <style:text-properties fo:color="#0077cc" style:text-line-through-style="none" style:text-line-through-type="none" style:font-name="inherit" fo:font-size="9.75pt" style:text-underline-style="none" style:text-blinking="false" loext:padding="0cm" loext:border="none"/>
    </style:style>
    <style:style style:name="T18" style:family="text">
      <style:text-properties fo:color="#9199a1" style:text-line-through-style="none" style:text-line-through-type="none" style:font-name="inherit" fo:font-size="9.75pt" style:text-underline-style="none" style:text-blinking="false" loext:padding="0cm" loext:border="none"/>
    </style:style>
    <style:style style:name="T19" style:family="text">
      <style:text-properties officeooo:rsid="0014413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Display Date and Time from X86</text:p>
      <text:p text:style-name="P1"/>
      <text:p text:style-name="P1">Source: <text:s/>https://stackoverflow.com/questions/28609924/assembly-a86-get-and-display-time </text:p>
      <text:p text:style-name="P1"/>
      <text:p text:style-name="P1"/>
      <text:p text:style-name="P2">I am working on an Assembly program to get system time and date, convert it to ASCII, and display it on the monitor. I am having trouble getting it to display properly and cannot find where I've gone wrong. This is for an assignment, and I'd rather have explanations than just solutions, if possible. Here is my code:</text:p>
      <text:p text:style-name="P2"/>
      <text:p text:style-name="P9"><text:span text:style-name="Source_20_Text"><text:span text:style-name="T1">TITLE GETDTTM</text:span></text:span></text:p>
      <text:p text:style-name="P11"><text:span text:style-name="Source_20_Text"><text:span text:style-name="T3">PAGE 60, 132</text:span></text:span></text:p>
      <text:p text:style-name="P11"/>
      <text:p text:style-name="P11"><text:span text:style-name="Source_20_Text"><text:span text:style-name="T3">; <text:s text:c="2"/>This program retrieve the system date and time,</text:span></text:span></text:p>
      <text:p text:style-name="P11"><text:span text:style-name="Source_20_Text"><text:span text:style-name="T3">; <text:s text:c="2"/>converts it to ASCII, and displays it to the screen</text:span></text:span></text:p>
      <text:p text:style-name="P11"/>
      <text:p text:style-name="P11"><text:span text:style-name="Source_20_Text"><text:span text:style-name="T3">; <text:s text:c="2"/>Define constants</text:span></text:span></text:p>
      <text:p text:style-name="P11"><text:span text:style-name="Source_20_Text"><text:span text:style-name="T3">;</text:span></text:span></text:p>
      <text:p text:style-name="P11"><text:span text:style-name="Source_20_Text"><text:span text:style-name="T3">CR <text:s text:c="5"/>EQU 0DH ;define carriage return</text:span></text:span></text:p>
      <text:p text:style-name="P11"><text:span text:style-name="Source_20_Text"><text:span text:style-name="T3">LF <text:s text:c="5"/>EQU 0AH ;define line feed</text:span></text:span></text:p>
      <text:p text:style-name="P11"><text:span text:style-name="Source_20_Text"><text:span text:style-name="T3">EOM <text:s text:c="4"/>EQU '$' ;define end of message marker</text:span></text:span></text:p>
      <text:p text:style-name="P11"><text:span text:style-name="Source_20_Text"><text:span text:style-name="T3">NULL <text:s text:c="3"/>EQU 00H ;define NULL byte</text:span></text:span></text:p>
      <text:p text:style-name="P11"><text:span text:style-name="Source_20_Text"><text:span text:style-name="T3">;</text:span></text:span></text:p>
      <text:p text:style-name="P11"><text:span text:style-name="Source_20_Text"><text:span text:style-name="T3">; <text:s text:c="2"/>Define variables</text:span></text:span></text:p>
      <text:p text:style-name="P11"><text:span text:style-name="Source_20_Text"><text:span text:style-name="T3">;</text:span></text:span></text:p>
      <text:p text:style-name="P11"><text:span text:style-name="Source_20_Text"><text:span text:style-name="T3">JMP START</text:span></text:span></text:p>
      <text:p text:style-name="P11"><text:span text:style-name="Source_20_Text"><text:span text:style-name="T3">PROMPT <text:s/>DB <text:s/>CR, LF, "The current time is: ",EOM</text:span></text:span></text:p>
      <text:p text:style-name="P11"><text:span text:style-name="Source_20_Text"><text:span text:style-name="T3">PROMPT2 DB <text:s/>CR, LF, "The date is: ",EOM</text:span></text:span></text:p>
      <text:p text:style-name="P11"><text:span text:style-name="Source_20_Text"><text:span text:style-name="T3">TIME <text:s text:c="3"/>DB <text:s/>"00:00:00", CR, LF, EOM</text:span></text:span></text:p>
      <text:p text:style-name="P11"><text:span text:style-name="Source_20_Text"><text:span text:style-name="T3">DATE <text:s text:c="3"/>DB <text:s/>"00/00/0000", CR, LF, EOM</text:span></text:span></text:p>
      <text:p text:style-name="P11"><text:span text:style-name="Source_20_Text"><text:span text:style-name="T3">;</text:span></text:span></text:p>
      <text:p text:style-name="P11"><text:span text:style-name="Source_20_Text"><text:span text:style-name="T3">; <text:s text:c="2"/>Program code</text:span></text:span></text:p>
      <text:p text:style-name="P11"><text:span text:style-name="Source_20_Text"><text:span text:style-name="T3">;</text:span></text:span></text:p>
      <text:p text:style-name="P11"><text:span text:style-name="Source_20_Text"><text:span text:style-name="T3">START: <text:s/></text:span></text:span></text:p>
      <text:p text:style-name="P11"><text:span text:style-name="Source_20_Text"><text:span text:style-name="T3">CALL GET_TIME <text:s text:c="2"/>;call function to get system time</text:span></text:span></text:p>
      <text:p text:style-name="P11"><text:span text:style-name="Source_20_Text"><text:span text:style-name="T3">CALL GET_DATE <text:s text:c="2"/>;call function to get system date</text:span></text:span></text:p>
      <text:p text:style-name="P11"/>
      <text:p text:style-name="P11"><text:span text:style-name="Source_20_Text"><text:span text:style-name="T3">LEA DX, PROMPT <text:s/>;print time prompt to screen</text:span></text:span></text:p>
      <text:p text:style-name="P11"><text:span text:style-name="Source_20_Text"><text:span text:style-name="T3">MOV AH, 09H</text:span></text:span></text:p>
      <text:p text:style-name="P11"><text:span text:style-name="Source_20_Text"><text:span text:style-name="T3">INT 21H</text:span></text:span></text:p>
      <text:p text:style-name="P11"/>
      <text:p text:style-name="P11"><text:span text:style-name="Source_20_Text"><text:span text:style-name="T3">LEA DX, TIME <text:s text:c="3"/>;print time</text:span></text:span></text:p>
      <text:p text:style-name="P11"><text:span text:style-name="Source_20_Text"><text:span text:style-name="T3">MOV AH, 09H</text:span></text:span></text:p>
      <text:p text:style-name="P11"><text:span text:style-name="Source_20_Text"><text:span text:style-name="T3">INT 21H</text:span></text:span></text:p>
      <text:p text:style-name="P11"/>
      <text:p text:style-name="P11"><text:span text:style-name="Source_20_Text"><text:span text:style-name="T3">LEA DX, PROMPT2 ;print date prompt to screen</text:span></text:span></text:p>
      <text:p text:style-name="P11"><text:span text:style-name="Source_20_Text"><text:span text:style-name="T3">MOV AH, 09H</text:span></text:span></text:p>
      <text:p text:style-name="P11"><text:span text:style-name="Source_20_Text"><text:span text:style-name="T3">INT 21H</text:span></text:span></text:p>
      <text:p text:style-name="P11"/>
      <text:p text:style-name="P11"><text:span text:style-name="Source_20_Text"><text:span text:style-name="T3">LEA DX, DATE <text:s text:c="3"/>;print date</text:span></text:span></text:p>
      <text:p text:style-name="P11"><text:span text:style-name="Source_20_Text"><text:span text:style-name="T3">MOV AH, 09H</text:span></text:span></text:p>
      <text:p text:style-name="P11"><text:span text:style-name="Source_20_Text"><text:span text:style-name="T3">INT 21H</text:span></text:span></text:p>
      <text:p text:style-name="P11"/>
      <text:p text:style-name="P11"/>
      <text:p text:style-name="P11"><text:span text:style-name="Source_20_Text"><text:span text:style-name="T3">CVT_TIME: <text:s text:c="2"/>;converts the time to ASCII</text:span></text:span></text:p>
      <text:p text:style-name="P11"><text:span text:style-name="Source_20_Text"><text:span text:style-name="T3">CALL CVT_HR</text:span></text:span></text:p>
      <text:p text:style-name="P11"><text:span text:style-name="Source_20_Text"><text:span text:style-name="T3">CALL CVT_MIN</text:span></text:span></text:p>
      <text:p text:style-name="P11"><text:span text:style-name="Source_20_Text"><text:span text:style-name="T3">CALL CVT_SEC</text:span></text:span></text:p>
      <text:p text:style-name="P11"><text:soft-page-break/><text:span text:style-name="Source_20_Text"><text:span text:style-name="T3">RET</text:span></text:span></text:p>
      <text:p text:style-name="P11"/>
      <text:p text:style-name="P11"><text:span text:style-name="Source_20_Text"><text:span text:style-name="T3">CVT_HR:</text:span></text:span></text:p>
      <text:p text:style-name="P11"><text:span text:style-name="Source_20_Text"><text:span text:style-name="T3">MOV BH, CH <text:s/>;copy contents of hours to BH</text:span></text:span></text:p>
      <text:p text:style-name="P11"><text:span text:style-name="Source_20_Text"><text:span text:style-name="T3">SHR CH,4 <text:s text:c="3"/>;convert high char to low order bits</text:span></text:span></text:p>
      <text:p text:style-name="P11"><text:span text:style-name="Source_20_Text"><text:span text:style-name="T3">ADD CH, 30H ;add 30H to convert to ASCII</text:span></text:span></text:p>
      <text:p text:style-name="P11"><text:span text:style-name="Source_20_Text"><text:span text:style-name="T3">MOV [TIME], CH <text:s/>;save it</text:span></text:span></text:p>
      <text:p text:style-name="P11"><text:span text:style-name="Source_20_Text"><text:span text:style-name="T3">AND BH, 0FH ;isolate lower 4 bits</text:span></text:span></text:p>
      <text:p text:style-name="P11"><text:span text:style-name="Source_20_Text"><text:span text:style-name="T3">ADD BH, 30H ;convert to ASCII</text:span></text:span></text:p>
      <text:p text:style-name="P11"><text:span text:style-name="Source_20_Text"><text:span text:style-name="T3">MOV [TIME+1], BH <text:s text:c="3"/>;save it</text:span></text:span></text:p>
      <text:p text:style-name="P11"><text:span text:style-name="Source_20_Text"><text:span text:style-name="T3">RET</text:span></text:span></text:p>
      <text:p text:style-name="P11"/>
      <text:p text:style-name="P11"><text:span text:style-name="Source_20_Text"><text:span text:style-name="T3">CVT_MIN:</text:span></text:span></text:p>
      <text:p text:style-name="P11"><text:span text:style-name="Source_20_Text"><text:span text:style-name="T3">MOV BH, CL <text:s/>;copy contents of minutes to BH</text:span></text:span></text:p>
      <text:p text:style-name="P11"><text:span text:style-name="Source_20_Text"><text:span text:style-name="T3">SHR CL, 4 <text:s text:c="2"/>;convert high char to low order bits</text:span></text:span></text:p>
      <text:p text:style-name="P11"><text:span text:style-name="Source_20_Text"><text:span text:style-name="T3">ADD CL, 30H ;add 30H to convert to ASCII</text:span></text:span></text:p>
      <text:p text:style-name="P11"><text:span text:style-name="Source_20_Text"><text:span text:style-name="T3">MOV [TIME+3], CL <text:s text:c="3"/>;save it</text:span></text:span></text:p>
      <text:p text:style-name="P11"><text:span text:style-name="Source_20_Text"><text:span text:style-name="T3">AND BH, 0FH ;isolate lower 4 bits</text:span></text:span></text:p>
      <text:p text:style-name="P11"><text:span text:style-name="Source_20_Text"><text:span text:style-name="T3">ADD BH, 30H ; convert to ASCII</text:span></text:span></text:p>
      <text:p text:style-name="P11"><text:span text:style-name="Source_20_Text"><text:span text:style-name="T3">MOV[TIME+4], BH ;save it</text:span></text:span></text:p>
      <text:p text:style-name="P11"/>
      <text:p text:style-name="P11"><text:span text:style-name="Source_20_Text"><text:span text:style-name="T3">CVT_SEC:</text:span></text:span></text:p>
      <text:p text:style-name="P11"><text:span text:style-name="Source_20_Text"><text:span text:style-name="T3">MOV BH, DH <text:s/>;copy contents of seconds to BH</text:span></text:span></text:p>
      <text:p text:style-name="P11"><text:span text:style-name="Source_20_Text"><text:span text:style-name="T3">SHR DH, 4 <text:s text:c="2"/>;convert high char to low order bits</text:span></text:span></text:p>
      <text:p text:style-name="P11"><text:span text:style-name="Source_20_Text"><text:span text:style-name="T3">ADD DH, 30H ;add 30H to convert to ASCII</text:span></text:span></text:p>
      <text:p text:style-name="P11"><text:span text:style-name="Source_20_Text"><text:span text:style-name="T3">MOV [TIME+6], DH <text:s text:c="3"/>;save it</text:span></text:span></text:p>
      <text:p text:style-name="P11"><text:span text:style-name="Source_20_Text"><text:span text:style-name="T3">AND BH, 0FH ;isolate lower 4 bits</text:span></text:span></text:p>
      <text:p text:style-name="P11"><text:span text:style-name="Source_20_Text"><text:span text:style-name="T3">ADD BH, 30H ;convert to ASCII</text:span></text:span></text:p>
      <text:p text:style-name="P11"><text:span text:style-name="Source_20_Text"><text:span text:style-name="T3">MOV[TIME+7], BH ;save it</text:span></text:span></text:p>
      <text:p text:style-name="P11"/>
      <text:p text:style-name="P11"><text:span text:style-name="Source_20_Text"><text:span text:style-name="T3">GET_DATE: <text:s text:c="2"/>;get date from the system</text:span></text:span></text:p>
      <text:p text:style-name="P11"><text:span text:style-name="Source_20_Text"><text:span text:style-name="T4"><text:s text:c="4"/></text:span></text:span><text:span text:style-name="Source_20_Text"><text:span text:style-name="T3">MOV AH, 04H <text:s text:c="3"/>;BIOS function to read date</text:span></text:span></text:p>
      <text:p text:style-name="P11"><text:span text:style-name="Source_20_Text"><text:span text:style-name="T4"><text:s text:c="4"/></text:span></text:span><text:span text:style-name="Source_20_Text"><text:span text:style-name="T3">INT 1AH <text:s text:c="7"/>;call to BIOS, run 04H</text:span></text:span></text:p>
      <text:p text:style-name="P11"><text:span text:style-name="Source_20_Text"><text:span text:style-name="T4"><text:s text:c="4"/></text:span></text:span><text:span text:style-name="Source_20_Text"><text:span text:style-name="T3">CALL CVT_DATE</text:span></text:span></text:p>
      <text:p text:style-name="P11"><text:span text:style-name="Source_20_Text"><text:span text:style-name="T4"><text:s text:c="4"/></text:span></text:span><text:span text:style-name="Source_20_Text"><text:span text:style-name="T3">RET</text:span></text:span></text:p>
      <text:p text:style-name="P11"><text:span text:style-name="Source_20_Text"><text:span text:style-name="T3">;CH = Century</text:span></text:span></text:p>
      <text:p text:style-name="P11"><text:span text:style-name="Source_20_Text"><text:span text:style-name="T3">;CL = Year</text:span></text:span></text:p>
      <text:p text:style-name="P11"><text:span text:style-name="Source_20_Text"><text:span text:style-name="T3">;DH = Month</text:span></text:span></text:p>
      <text:p text:style-name="P11"><text:span text:style-name="Source_20_Text"><text:span text:style-name="T3">;DL = Day</text:span></text:span></text:p>
      <text:p text:style-name="P11"><text:span text:style-name="Source_20_Text"><text:span text:style-name="T3">;CF = 0 if clock is running, otherwise 1</text:span></text:span></text:p>
      <text:p text:style-name="P11"/>
      <text:p text:style-name="P11"><text:span text:style-name="Source_20_Text"><text:span text:style-name="T3">CVT_DATE:</text:span></text:span></text:p>
      <text:p text:style-name="P11"><text:span text:style-name="Source_20_Text"><text:span text:style-name="T4"><text:s text:c="4"/></text:span></text:span><text:span text:style-name="Source_20_Text"><text:span text:style-name="T3">CALL CVT_MO</text:span></text:span></text:p>
      <text:p text:style-name="P11"><text:span text:style-name="Source_20_Text"><text:span text:style-name="T4"><text:s text:c="4"/></text:span></text:span><text:span text:style-name="Source_20_Text"><text:span text:style-name="T3">CALL CVT_DAY</text:span></text:span></text:p>
      <text:p text:style-name="P11"><text:span text:style-name="Source_20_Text"><text:span text:style-name="T4"><text:s text:c="4"/></text:span></text:span><text:span text:style-name="Source_20_Text"><text:span text:style-name="T3">CALL CVT_YR</text:span></text:span></text:p>
      <text:p text:style-name="P11"><text:span text:style-name="Source_20_Text"><text:span text:style-name="T4"><text:s text:c="4"/></text:span></text:span><text:span text:style-name="Source_20_Text"><text:span text:style-name="T3">CALL CVT_CT</text:span></text:span></text:p>
      <text:p text:style-name="P11"><text:span text:style-name="Source_20_Text"><text:span text:style-name="T4"><text:s text:c="4"/></text:span></text:span><text:span text:style-name="Source_20_Text"><text:span text:style-name="T3">RET</text:span></text:span></text:p>
      <text:p text:style-name="P11"/>
      <text:p text:style-name="P11"><text:span text:style-name="Source_20_Text"><text:span text:style-name="T3">CVT_MO: <text:s text:c="4"/>;convert the month to ASCII</text:span></text:span></text:p>
      <text:p text:style-name="P11"><text:span text:style-name="Source_20_Text"><text:span text:style-name="T3">MOV BH, DH <text:s/>;copy month to BH</text:span></text:span></text:p>
      <text:p text:style-name="P11"><text:span text:style-name="Source_20_Text"><text:span text:style-name="T3">SHR BH, 4 <text:s text:c="2"/>;convert high char to low order bits</text:span></text:span></text:p>
      <text:p text:style-name="P11"><text:span text:style-name="Source_20_Text"><text:span text:style-name="T3">ADD BH, 30H ;add 30H to convert to ASCII</text:span></text:span></text:p>
      <text:p text:style-name="P11"><text:span text:style-name="Source_20_Text"><text:span text:style-name="T3">MOV [DATE], BH <text:s/>;save in DATE string</text:span></text:span></text:p>
      <text:p text:style-name="P11"><text:span text:style-name="Source_20_Text"><text:span text:style-name="T3">MOV BH, DH <text:s/>;copy month to BH</text:span></text:span></text:p>
      <text:p text:style-name="P11"><text:span text:style-name="Source_20_Text"><text:span text:style-name="T3">AND BH, 0FH ;isolate lower 4 bits</text:span></text:span></text:p>
      <text:p text:style-name="P11"><text:span text:style-name="Source_20_Text"><text:span text:style-name="T3">ADD BH, 30H ;convert lower bits to ASCII</text:span></text:span></text:p>
      <text:p text:style-name="P11"><text:span text:style-name="Source_20_Text"><text:span text:style-name="T3">MOV [DATE+1], BH;save in DATE string</text:span></text:span></text:p>
      <text:p text:style-name="P11"><text:span text:style-name="Source_20_Text"><text:span text:style-name="T3">RET</text:span></text:span></text:p>
      <text:p text:style-name="P11"/>
      <text:p text:style-name="P11"><text:soft-page-break/><text:span text:style-name="Source_20_Text"><text:span text:style-name="T3">CVT_DAY: <text:s text:c="3"/>;convert the day to ASCII</text:span></text:span></text:p>
      <text:p text:style-name="P11"><text:span text:style-name="Source_20_Text"><text:span text:style-name="T3">MOV BH, DL <text:s/>;copy days to BH</text:span></text:span></text:p>
      <text:p text:style-name="P11"><text:span text:style-name="Source_20_Text"><text:span text:style-name="T3">SHR BH, 4 <text:s text:c="2"/>;convert high char to low order bits</text:span></text:span></text:p>
      <text:p text:style-name="P11"><text:span text:style-name="Source_20_Text"><text:span text:style-name="T3">ADD BH, 30H ;add 30H to convert to ASCII</text:span></text:span></text:p>
      <text:p text:style-name="P11"><text:span text:style-name="Source_20_Text"><text:span text:style-name="T3">MOV [DATE+3], BH <text:s text:c="3"/>;save in DATE string</text:span></text:span></text:p>
      <text:p text:style-name="P11"><text:span text:style-name="Source_20_Text"><text:span text:style-name="T3">MOV BH, DL <text:s/>;copy days to BH</text:span></text:span></text:p>
      <text:p text:style-name="P11"><text:span text:style-name="Source_20_Text"><text:span text:style-name="T3">AND BH, 0FH ;isolate lower 4 bits</text:span></text:span></text:p>
      <text:p text:style-name="P11"><text:span text:style-name="Source_20_Text"><text:span text:style-name="T3">ADD BH, 30H ;convert lower bits to ASCII</text:span></text:span></text:p>
      <text:p text:style-name="P11"><text:span text:style-name="Source_20_Text"><text:span text:style-name="T3">MOV [DATE+4], BH;save in DATE string</text:span></text:span></text:p>
      <text:p text:style-name="P11"><text:span text:style-name="Source_20_Text"><text:span text:style-name="T3">RET</text:span></text:span></text:p>
      <text:p text:style-name="P11"/>
      <text:p text:style-name="P11"><text:span text:style-name="Source_20_Text"><text:span text:style-name="T3">CVT_YR: <text:s text:c="4"/>;convert the year to ASCII</text:span></text:span></text:p>
      <text:p text:style-name="P11"><text:span text:style-name="Source_20_Text"><text:span text:style-name="T3">MOV BH, CL <text:s text:c="5"/>;copy year to BH</text:span></text:span></text:p>
      <text:p text:style-name="P11"><text:span text:style-name="Source_20_Text"><text:span text:style-name="T3">SHR BH, 4 <text:s text:c="6"/>;convert high char to low order bits</text:span></text:span></text:p>
      <text:p text:style-name="P11"><text:span text:style-name="Source_20_Text"><text:span text:style-name="T3">ADD BH, 30H <text:s text:c="4"/>;convert to ASCII</text:span></text:span></text:p>
      <text:p text:style-name="P11"><text:span text:style-name="Source_20_Text"><text:span text:style-name="T3">MOV [DATE+8], BH <text:s text:c="3"/>;save it</text:span></text:span></text:p>
      <text:p text:style-name="P11"><text:span text:style-name="Source_20_Text"><text:span text:style-name="T3">MOV BH, CL <text:s text:c="5"/>;copy year to BH</text:span></text:span></text:p>
      <text:p text:style-name="P11"><text:span text:style-name="Source_20_Text"><text:span text:style-name="T3">AND BH, 0FH <text:s text:c="4"/>;isolate low order bits</text:span></text:span></text:p>
      <text:p text:style-name="P11"><text:span text:style-name="Source_20_Text"><text:span text:style-name="T3">ADD BH, 30H <text:s text:c="4"/>;convert to ASCII</text:span></text:span></text:p>
      <text:p text:style-name="P11"><text:span text:style-name="Source_20_Text"><text:span text:style-name="T3">MOV [DATE+9], BH <text:s text:c="3"/>;save in DATE string</text:span></text:span></text:p>
      <text:p text:style-name="P11"><text:span text:style-name="Source_20_Text"><text:span text:style-name="T3">RET</text:span></text:span></text:p>
      <text:p text:style-name="P11"/>
      <text:p text:style-name="P11"><text:span text:style-name="Source_20_Text"><text:span text:style-name="T3">CVT_CT: <text:s text:c="4"/>;convert the century to ASCII</text:span></text:span></text:p>
      <text:p text:style-name="P11"><text:span text:style-name="Source_20_Text"><text:span text:style-name="T3">MOV BH, CH <text:s text:c="5"/>;copy century to BH</text:span></text:span></text:p>
      <text:p text:style-name="P11"><text:span text:style-name="Source_20_Text"><text:span text:style-name="T3">SHR BH, 4 <text:s text:c="6"/>;convert high char to low order bits</text:span></text:span></text:p>
      <text:p text:style-name="P11"><text:span text:style-name="Source_20_Text"><text:span text:style-name="T3">ADD BH, 30H <text:s text:c="4"/>;convert to ASCII</text:span></text:span></text:p>
      <text:p text:style-name="P11"><text:span text:style-name="Source_20_Text"><text:span text:style-name="T3">MOV [DATE+6], BH <text:s text:c="3"/>;save it</text:span></text:span></text:p>
      <text:p text:style-name="P11"><text:span text:style-name="Source_20_Text"><text:span text:style-name="T3">MOV BH, CH <text:s text:c="5"/>;copy century to BH</text:span></text:span></text:p>
      <text:p text:style-name="P11"><text:span text:style-name="Source_20_Text"><text:span text:style-name="T3">AND BH, 0FH <text:s text:c="4"/>;isolate low order bits</text:span></text:span></text:p>
      <text:p text:style-name="P11"><text:span text:style-name="Source_20_Text"><text:span text:style-name="T3">ADD BH, 30H <text:s text:c="4"/>;convert to ASCII</text:span></text:span></text:p>
      <text:p text:style-name="P11"><text:span text:style-name="Source_20_Text"><text:span text:style-name="T3">MOV [DATE+7], BH <text:s text:c="3"/>;save it</text:span></text:span></text:p>
      <text:p text:style-name="P11"><text:span text:style-name="Source_20_Text"><text:span text:style-name="T3">RET</text:span></text:span></text:p>
      <text:p text:style-name="P11"><text:span text:style-name="Source_20_Text"><text:span text:style-name="T3">;</text:span></text:span></text:p>
      <text:p text:style-name="P11"><text:span text:style-name="Source_20_Text"><text:span text:style-name="T3">;Program End</text:span></text:span></text:p>
      <text:p text:style-name="P11"><text:span text:style-name="Source_20_Text"><text:span text:style-name="T3">;</text:span></text:span></text:p>
      <text:p text:style-name="P11"/>
      <text:p text:style-name="P11"><text:span text:style-name="Source_20_Text"><text:span text:style-name="T3">End</text:span></text:span></text:p>
      <text:p text:style-name="P2"/>
      <text:p text:style-name="P2"/>
      <text:p text:style-name="P2"/>
      <text:p text:style-name="P2"/>
      <text:p text:style-name="P3">And here's what I get when I run it at 9:11AM on 2/19/2015:</text:p>
      <text:p text:style-name="P10"><text:span text:style-name="Source_20_Text"><text:span text:style-name="T3">The current time is: 09:00:00</text:span></text:span></text:p>
      <text:p text:style-name="P11"><text:span text:style-name="Source_20_Text"><text:span text:style-name="T3">The date is: 02/09/0005</text:span></text:span></text:p>
      <text:p text:style-name="P4">I've tried to add lots of comments of my intentions, so that you can get an idea of what I'm trying to do and easier see if there's some kind of logic error. I think it's pretty clear from the output that I'm missing getting my minutes and seconds into TIME and have some ideas on how to fix that, but after noon, I get some weird times, and I'm confused as to what's happening to my date. Any help is much appreciated.</text:p>
      <text:p text:style-name="P4">Edit: Got time to work by splitting it up and actually dealing with minutes and seconds... whoops. Now my output is as follows:</text:p>
      <text:p text:style-name="P4">Run at 9:23AM on 02/19/2015</text:p>
      <text:p text:style-name="P10"><text:span text:style-name="Source_20_Text"><text:span text:style-name="T3">The current time is: 09:23:02</text:span></text:span></text:p>
      <text:p text:style-name="P11"><text:span text:style-name="Source_20_Text"><text:span text:style-name="T3">The date is: 02/09/0005</text:span></text:span></text:p>
      <text:p text:style-name="P4"><text:soft-page-break/>EDIT2: Getting closer! Thanks for the [DATE] catch - I fixed that and am getting correct month and day values, and closer on year values. Figured out I wasn't shifting far enough since year is 4 characters long - 16 bits, not 8! - so I couldn't get the whole thing by only SHR 4 bits! My output now looks like:</text:p>
      <text:p text:style-name="P10"><text:span text:style-name="Source_20_Text"><text:span text:style-name="T3">The current time is: 09:43:02</text:span></text:span></text:p>
      <text:p text:style-name="P11"><text:span text:style-name="Source_20_Text"><text:span text:style-name="T3">The date is: 02/19/0015</text:span></text:span></text:p>
      <text:p text:style-name="P4">EDIT 3: Added CVT_CT to convert the century to ASCII and add it to the [DATE] string, but am still getting the same output...</text:p>
      <text:p text:style-name="P10"><text:span text:style-name="Source_20_Text"><text:span text:style-name="T3">The current time is: 10:06:02</text:span></text:span></text:p>
      <text:p text:style-name="P11"><text:span text:style-name="Source_20_Text"><text:span text:style-name="T3">The date is: 02/19/0015</text:span></text:span></text:p>
      <text:p text:style-name="P4">EDIT 4: I forgot to add a call to my new function... Wow. Working now!!! Thank you all for your help!</text:p>
      <text:p text:style-name="P10"><text:span text:style-name="Source_20_Text"><text:span text:style-name="T3">The current time is: 10:09:02</text:span></text:span></text:p>
      <text:p text:style-name="P11"><text:span text:style-name="Source_20_Text"><text:span text:style-name="T3">The date is: 02/19/2015</text:span></text:span></text:p>
      <text:p text:style-name="P4">Side question: Any idea why the seconds would always be 02?</text:p>
      <text:p text:style-name="P2"/>
      <text:p text:style-name="P2"/>
      <text:p text:style-name="P2"/>
      <text:p text:style-name="P3"><text:span text:style-name="T2">Kudos for asking a question properly. If you want to learn, you should single step it in a debugger and see where it doesn't do what you want. In the current form, you of course don't do anything with </text:span><text:span text:style-name="Source_20_Text"><text:span text:style-name="T1">CL</text:span></text:span><text:span text:style-name="T2"> and </text:span><text:span text:style-name="Source_20_Text"><text:span text:style-name="T1">DH</text:span></text:span><text:span text:style-name="T2"> so obviously you don't get any output for minutes or seconds. The same logic you used for the hours should do the trick. You might want to pass in the location where you want the output to the </text:span><text:span text:style-name="Source_20_Text"><text:span text:style-name="T1">CVT_TIME</text:span></text:span><text:span text:style-name="T2"> function so you can reuse it for all 3 parts.</text:span><text:span text:style-name="T15"> – </text:span><text:a xlink:type="simple" xlink:href="https://stackoverflow.com/users/547981/jester" text:style-name="Internet_20_link" text:visited-style-name="Visited_20_Internet_20_Link"><text:span text:style-name="T17">Jester</text:span></text:a><text:span text:style-name="T15"> </text:span><text:a xlink:type="simple" xlink:href="https://stackoverflow.com/questions/28609924/assembly-a86-get-and-display-time#comment45523843_28609924" text:style-name="Internet_20_link" text:visited-style-name="Visited_20_Internet_20_Link"><text:span text:style-name="T18">Feb 19 '15 at 15:22</text:span></text:a></text:p>
      <text:list xml:id="list3443012070" text:style-name="L1">
        <text:list-item>
          <text:p text:style-name="P6"><text:bookmark text:name="comment-45524057"/><text:span text:style-name="T5">@Jester Thanks, I split it up and it's working now; somehow completely overlooked the fact that I wasn't doing anything with them until I posted this, haha. Unfortunately, I don't have a debugger. I'm using A86 emulated on DosBox on Mac OSX - happen to know of any debuggers that would work for me?</text:span><text:span text:style-name="T7"> – </text:span><text:a xlink:type="simple" xlink:href="https://stackoverflow.com/users/4582199/aadria" text:style-name="Internet_20_link" text:visited-style-name="Visited_20_Internet_20_Link"><text:span text:style-name="T11">aadria</text:span></text:a><text:span text:style-name="T7"> </text:span><text:a xlink:type="simple" xlink:href="https://stackoverflow.com/questions/28609924/assembly-a86-get-and-display-time#comment45524057_28609924" text:style-name="Internet_20_link" text:visited-style-name="Visited_20_Internet_20_Link"><text:span text:style-name="T12">Feb 19 '15 at 15:27</text:span></text:a><text:span text:style-name="T7"> </text:span></text:p>
        </text:list-item>
        <text:list-item>
          <text:p text:style-name="P6"><text:bookmark text:name="comment-45524407"/><text:span text:style-name="T5">You are using </text:span><text:span text:style-name="Source_20_Text"><text:span text:style-name="T3">DH</text:span></text:span><text:span text:style-name="T5"> in your </text:span><text:span text:style-name="Source_20_Text"><text:span text:style-name="T3">CVT_MO</text:span></text:span><text:span text:style-name="T5"> function and so you loose the </text:span><text:span text:style-name="T8">month</text:span><text:span text:style-name="T5"> data (use </text:span><text:span text:style-name="Source_20_Text"><text:span text:style-name="T3">push</text:span></text:span><text:span text:style-name="T5"> and </text:span><text:span text:style-name="Source_20_Text"><text:span text:style-name="T3">pop</text:span></text:span><text:span text:style-name="T5"> to preserve registers). You also write more than once to </text:span><text:span text:style-name="Source_20_Text"><text:span text:style-name="T3">[date]</text:span></text:span><text:span text:style-name="T5"> -- without index -- where you probably want to insert characters further on in the string.</text:span><text:span text:style-name="T7"> – </text:span><text:a xlink:type="simple" xlink:href="https://stackoverflow.com/users/2564301/usr2564301" text:style-name="Internet_20_link" text:visited-style-name="Visited_20_Internet_20_Link"><text:span text:style-name="T10">usr2564301</text:span></text:a><text:span text:style-name="T7"> </text:span><text:a xlink:type="simple" xlink:href="https://stackoverflow.com/questions/28609924/assembly-a86-get-and-display-time#comment45524407_28609924" text:style-name="Internet_20_link" text:visited-style-name="Visited_20_Internet_20_Link"><text:span text:style-name="T12">Feb 19 '15 at 15:35</text:span></text:a></text:p>
        </text:list-item>
        <text:list-item>
          <text:p text:style-name="P6"><text:bookmark text:name="comment-45525149"/><text:span text:style-name="T5">@Jongware Thank you for catching that I'm writing to [date] twice. Fixed that and am getting what appears to be correct days and months. Year is still misbehaving despite now accounting for all of its 16 bits. Sorry, but I don't understand the DH comment - can you tell me what line of the CVT_MO function you're seeing it on?</text:span><text:span text:style-name="T7"> – </text:span><text:a xlink:type="simple" xlink:href="https://stackoverflow.com/users/4582199/aadria" text:style-name="Internet_20_link" text:visited-style-name="Visited_20_Internet_20_Link"><text:span text:style-name="T11">aadria</text:span></text:a><text:a xlink:type="simple" xlink:href="https://stackoverflow.com/questions/28609924/assembly-a86-get-and-display-time#comment45525149_28609924" text:style-name="Internet_20_link" text:visited-style-name="Visited_20_Internet_20_Link"><text:span text:style-name="T12">Feb 19 '15 at 15:51</text:span></text:a><text:span text:style-name="T7"> </text:span></text:p>
        </text:list-item>
        <text:list-item>
          <text:p text:style-name="P6"><text:bookmark text:name="comment-45525461"/><text:span text:style-name="T5">Could it be losing the top two characters of date because I'm moving it to BH - an 8-bit register? Nevermind - I'm ignoring century! Testing now!!</text:span><text:span text:style-name="T7"> – </text:span><text:a xlink:type="simple" xlink:href="https://stackoverflow.com/users/4582199/aadria" text:style-name="Internet_20_link" text:visited-style-name="Visited_20_Internet_20_Link"><text:span text:style-name="T11">aadria</text:span></text:a><text:span text:style-name="T7"> </text:span><text:a xlink:type="simple" xlink:href="https://stackoverflow.com/questions/28609924/assembly-a86-get-and-display-time#comment45525461_28609924" text:style-name="Internet_20_link" text:visited-style-name="Visited_20_Internet_20_Link"><text:span text:style-name="T12">Feb 19 '15 at 15:58</text:span></text:a><text:span text:style-name="T7"> </text:span></text:p>
        </text:list-item>
        <text:list-item>
          <text:p text:style-name="P6"><text:bookmark text:name="comment-45526459"/><text:span text:style-name="T5">(.. on 2nd thought: maybe the reverse notation of source and target got me confused. Nevertheless -- saving and restoring the used registers never harmed nobody.)</text:span><text:span text:style-name="T7"> – </text:span><text:a xlink:type="simple" xlink:href="https://stackoverflow.com/users/2564301/usr2564301" text:style-name="Internet_20_link" text:visited-style-name="Visited_20_Internet_20_Link"><text:span text:style-name="T10">usr2564301</text:span></text:a><text:span text:style-name="T7"> </text:span><text:a xlink:type="simple" xlink:href="https://stackoverflow.com/questions/28609924/assembly-a86-get-and-display-time#comment45526459_28609924" text:style-name="Internet_20_link" text:visited-style-name="Visited_20_Internet_20_Link"><text:span text:style-name="T12">Feb 19 '15 at 16:20</text:span></text:a></text:p>
        </text:list-item>
        <text:list-item>
          <text:p text:style-name="P6"><text:bookmark text:name="comment-45526758"/><text:span text:style-name="T5">dosbox itself has a built-in debugger, but you need a version with that enabled. Alternatively you can run any dos debugger inside dosbox, such as turbo debugger.</text:span><text:span text:style-name="T7"> – </text:span><text:a xlink:type="simple" xlink:href="https://stackoverflow.com/users/547981/jester" text:style-name="Internet_20_link" text:visited-style-name="Visited_20_Internet_20_Link"><text:span text:style-name="T10">Jester</text:span></text:a><text:span text:style-name="T7"> </text:span><text:a xlink:type="simple" xlink:href="https://stackoverflow.com/questions/28609924/assembly-a86-get-and-display-time#comment45526758_28609924" text:style-name="Internet_20_link" text:visited-style-name="Visited_20_Internet_20_Link"><text:span text:style-name="T12">Feb 19 '15 at 16:26</text:span></text:a></text:p>
        </text:list-item>
        <text:list-item>
          <text:p text:style-name="P6"><text:bookmark text:name="comment-45568825"/><text:span text:style-name="T5">Could you please paste your entire code, and we'll have a look at why the seconds always come out as 02? I was looking for the GET_TIME routine but I can't see it.</text:span><text:span text:style-name="T7"> – </text:span><text:a xlink:type="simple" xlink:href="https://stackoverflow.com/users/1377325/sam-holloway" text:style-name="Internet_20_link" text:visited-style-name="Visited_20_Internet_20_Link"><text:span text:style-name="T10">Sam Holloway</text:span></text:a><text:span text:style-name="T7"> </text:span><text:a xlink:type="simple" xlink:href="https://stackoverflow.com/questions/28609924/assembly-a86-get-and-display-time#comment45568825_28609924" text:style-name="Internet_20_link" text:visited-style-name="Visited_20_Internet_20_Link"><text:span text:style-name="T12">Feb 20 '15 at 17:12</text:span></text:a></text:p>
        </text:list-item>
      </text:list>
      <text:p text:style-name="P2"/>
      <text:p text:style-name="P2"/>
      <text:p text:style-name="P2"/>
      <text:p text:style-name="P2"/>
      <text:p text:style-name="P2"/>
      <text:p text:style-name="P3">All those individual (but <text:span text:style-name="Emphasis"><text:span text:style-name="T16">very</text:span></text:span> similar) functions for converting BCD into characters are somewhat messy and near guarantee you'll mess up some minor thing, such as forgetting to preserve registers when you may not the values in them later on.</text:p>
      <text:p text:style-name="P5"><text:soft-page-break/><text:span text:style-name="T6">If you're interested in avoiding this, look into the DRY (don't repeat yourself) principle (as opposed to WET (write everything twice). The </text:span><text:a xlink:type="simple" xlink:href="https://en.wikipedia.org/wiki/Don%27t_repeat_yourself" text:style-name="Internet_20_link" text:visited-style-name="Visited_20_Internet_20_Link"><text:span text:style-name="Emphasis"><text:span text:style-name="T13">Wikipedia page for DRY</text:span></text:span></text:a><text:span text:style-name="T6"> is a good start.</text:span></text:p>
      <text:p text:style-name="Horizontal_20_Line"/>
      <text:p text:style-name="P5"><text:span text:style-name="T6">If you spend some time thinking about what can be moved to common code (i.e., refactoring), you'll end up with far </text:span><text:span text:style-name="Emphasis"><text:span text:style-name="T9">less</text:span></text:span><text:span text:style-name="T6"> code to worry about, and therefore far less opportunity for bugs to sneak in.</text:span></text:p>
      <text:p text:style-name="P4">The prime example in your case is the code that takes each BCD value and creates two characters from it. This consumed about forty lines of actual code (and that's just for the date bit, I assume there would have been another thirty-odd lines for the time, had you shown that).</text:p>
      <text:p text:style-name="P5"><text:span text:style-name="T6">If you look at the code below, you'll see I've refactored this out into </text:span><text:span text:style-name="Source_20_Text"><text:span text:style-name="T3">put_bcd2</text:span></text:span><text:span text:style-name="T6"> for a total of thirteen lines of code - even if you bump that up to twenty-seven because of the extra lines needed to call it, that's still a massive reduction. This greatly simplifyies both the code that does the conversion and the code that uses it.</text:span></text:p>
      <text:p text:style-name="P2"/>
      <text:p text:style-name="P2"/>
      <text:p text:style-name="P9"><text:span text:style-name="Source_20_Text"><text:span text:style-name="T1">; Main program.</text:span></text:span></text:p>
      <text:p text:style-name="P12"/>
      <text:p text:style-name="P12"><text:span text:style-name="Source_20_Text"><text:span text:style-name="T14"><text:s text:c="4"/></text:span></text:span><text:span text:style-name="Source_20_Text"><text:span text:style-name="T1">call <text:s text:c="3"/>get_date <text:s text:c="11"/>; get date/time into string.</text:span></text:span></text:p>
      <text:p text:style-name="P12"><text:span text:style-name="Source_20_Text"><text:span text:style-name="T14"><text:s text:c="4"/></text:span></text:span><text:span text:style-name="Source_20_Text"><text:span text:style-name="T1">call <text:s text:c="3"/>get_time</text:span></text:span></text:p>
      <text:p text:style-name="P12"/>
      <text:p text:style-name="P12"><text:span text:style-name="Source_20_Text"><text:span text:style-name="T14"><text:s text:c="4"/></text:span></text:span><text:span text:style-name="Source_20_Text"><text:span text:style-name="T1">lea <text:s text:c="4"/>dx, output <text:s text:c="9"/>; then output the string.</text:span></text:span></text:p>
      <text:p text:style-name="P12"><text:span text:style-name="Source_20_Text"><text:span text:style-name="T14"><text:s text:c="4"/></text:span></text:span><text:span text:style-name="Source_20_Text"><text:span text:style-name="T1">mov <text:s text:c="4"/>ah, 09h</text:span></text:span></text:p>
      <text:p text:style-name="P12"><text:span text:style-name="Source_20_Text"><text:span text:style-name="T14"><text:s text:c="4"/></text:span></text:span><text:span text:style-name="Source_20_Text"><text:span text:style-name="T1">int <text:s text:c="4"/>21h</text:span></text:span></text:p>
      <text:p text:style-name="P12"/>
      <text:p text:style-name="P12"><text:span text:style-name="Source_20_Text"><text:span text:style-name="T14"><text:s text:c="4"/></text:span></text:span><text:span text:style-name="Source_20_Text"><text:span text:style-name="T1">mov <text:s text:c="4"/>ax, 4c00h <text:s text:c="10"/>; exit program.</text:span></text:span></text:p>
      <text:p text:style-name="P12"><text:span text:style-name="Source_20_Text"><text:span text:style-name="T14"><text:s text:c="4"/></text:span></text:span><text:span text:style-name="Source_20_Text"><text:span text:style-name="T1">int <text:s text:c="4"/>21h</text:span></text:span></text:p>
      <text:p text:style-name="P12"/>
      <text:p text:style-name="P12"><text:span text:style-name="Source_20_Text"><text:span text:style-name="T1">; Variables.</text:span></text:span></text:p>
      <text:p text:style-name="P12"/>
      <text:p text:style-name="P12"><text:span text:style-name="Source_20_Text"><text:span text:style-name="T1">output:</text:span></text:span></text:p>
      <text:p text:style-name="P12"><text:span text:style-name="Source_20_Text"><text:span text:style-name="T14"><text:s text:c="4"/></text:span></text:span><text:span text:style-name="Source_20_Text"><text:span text:style-name="T1">db <text:s text:c="5"/>"The current date is: "</text:span></text:span></text:p>
      <text:p text:style-name="P12"><text:span text:style-name="Source_20_Text"><text:span text:style-name="T1">date:</text:span></text:span></text:p>
      <text:p text:style-name="P12"><text:span text:style-name="Source_20_Text"><text:span text:style-name="T14"><text:s text:c="4"/></text:span></text:span><text:span text:style-name="Source_20_Text"><text:span text:style-name="T1">db <text:s text:c="5"/>"00/00/0000", 0dh, 0ah</text:span></text:span></text:p>
      <text:p text:style-name="P12"><text:span text:style-name="Source_20_Text"><text:span text:style-name="T14"><text:s text:c="4"/></text:span></text:span><text:span text:style-name="Source_20_Text"><text:span text:style-name="T1">db <text:s text:c="5"/>"The current time is: "</text:span></text:span></text:p>
      <text:p text:style-name="P12"><text:span text:style-name="Source_20_Text"><text:span text:style-name="T1">time:</text:span></text:span></text:p>
      <text:p text:style-name="P12"><text:span text:style-name="Source_20_Text"><text:span text:style-name="T14"><text:s text:c="4"/></text:span></text:span><text:span text:style-name="Source_20_Text"><text:span text:style-name="T1">db <text:s text:c="5"/>"00:00:00", 0dh, 0ah, '$'</text:span></text:span></text:p>
      <text:p text:style-name="P12"/>
      <text:p text:style-name="P12"><text:span text:style-name="Source_20_Text"><text:span text:style-name="T1">; Subroutines.</text:span></text:span></text:p>
      <text:p text:style-name="P12"/>
      <text:p text:style-name="P12"><text:span text:style-name="Source_20_Text"><text:span text:style-name="T1">; Gets the date and inlines it into the output.</text:span></text:span></text:p>
      <text:p text:style-name="P12"><text:span text:style-name="Source_20_Text"><text:span text:style-name="T1">get_date:</text:span></text:span></text:p>
      <text:p text:style-name="P12"><text:span text:style-name="Source_20_Text"><text:span text:style-name="T14"><text:s text:c="4"/></text:span></text:span><text:span text:style-name="Source_20_Text"><text:span text:style-name="T1">mov <text:s text:c="4"/>ah, 04h <text:s text:c="12"/>; get date from bios.</text:span></text:span></text:p>
      <text:p text:style-name="P12"><text:span text:style-name="Source_20_Text"><text:span text:style-name="T14"><text:s text:c="4"/></text:span></text:span><text:span text:style-name="Source_20_Text"><text:span text:style-name="T1">int <text:s text:c="4"/>1ah</text:span></text:span></text:p>
      <text:p text:style-name="P12"/>
      <text:p text:style-name="P12"><text:span text:style-name="Source_20_Text"><text:span text:style-name="T14"><text:s text:c="4"/></text:span></text:span><text:span text:style-name="Source_20_Text"><text:span text:style-name="T1">mov <text:s text:c="4"/>bx, offset date <text:s text:c="4"/>; do day.</text:span></text:span></text:p>
      <text:p text:style-name="P12"><text:span text:style-name="Source_20_Text"><text:span text:style-name="T14"><text:s text:c="4"/></text:span></text:span><text:span text:style-name="Source_20_Text"><text:span text:style-name="T1">mov <text:s text:c="4"/>al, dl</text:span></text:span></text:p>
      <text:p text:style-name="P12"><text:soft-page-break/><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inc <text:s text:c="4"/>bx <text:s text:c="17"/>; do month.</text:span></text:span></text:p>
      <text:p text:style-name="P12"><text:span text:style-name="Source_20_Text"><text:span text:style-name="T14"><text:s text:c="4"/></text:span></text:span><text:span text:style-name="Source_20_Text"><text:span text:style-name="T1">mov <text:s text:c="4"/>al, dh</text:span></text:span></text:p>
      <text:p text:style-name="P12"><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inc <text:s text:c="4"/>bx <text:s text:c="17"/>; do year.</text:span></text:span></text:p>
      <text:p text:style-name="P12"><text:span text:style-name="Source_20_Text"><text:span text:style-name="T14"><text:s text:c="4"/></text:span></text:span><text:span text:style-name="Source_20_Text"><text:span text:style-name="T1">mov <text:s text:c="4"/>al, ch</text:span></text:span></text:p>
      <text:p text:style-name="P12"><text:span text:style-name="Source_20_Text"><text:span text:style-name="T14"><text:s text:c="4"/></text:span></text:span><text:span text:style-name="Source_20_Text"><text:span text:style-name="T1">call <text:s text:c="3"/>put_bcd2</text:span></text:span></text:p>
      <text:p text:style-name="P12"><text:span text:style-name="Source_20_Text"><text:span text:style-name="T14"><text:s text:c="4"/></text:span></text:span><text:span text:style-name="Source_20_Text"><text:span text:style-name="T1">mov <text:s text:c="4"/>al, cl</text:span></text:span></text:p>
      <text:p text:style-name="P12"><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ret</text:span></text:span></text:p>
      <text:p text:style-name="P12"/>
      <text:p text:style-name="P12"><text:span text:style-name="Source_20_Text"><text:span text:style-name="T1">; Gets the time and inlines it into the output.</text:span></text:span></text:p>
      <text:p text:style-name="P12"><text:span text:style-name="Source_20_Text"><text:span text:style-name="T1">get_time:</text:span></text:span></text:p>
      <text:p text:style-name="P12"><text:span text:style-name="Source_20_Text"><text:span text:style-name="T14"><text:s text:c="4"/></text:span></text:span><text:span text:style-name="Source_20_Text"><text:span text:style-name="T1">mov <text:s text:c="4"/>ah, 02h <text:s text:c="12"/>; get time from bios.</text:span></text:span></text:p>
      <text:p text:style-name="P12"><text:span text:style-name="Source_20_Text"><text:span text:style-name="T14"><text:s text:c="4"/></text:span></text:span><text:span text:style-name="Source_20_Text"><text:span text:style-name="T1">int <text:s text:c="4"/>1ah</text:span></text:span></text:p>
      <text:p text:style-name="P12"/>
      <text:p text:style-name="P12"><text:span text:style-name="Source_20_Text"><text:span text:style-name="T14"><text:s text:c="4"/></text:span></text:span><text:span text:style-name="Source_20_Text"><text:span text:style-name="T1">mov <text:s text:c="4"/>bx, offset time <text:s text:c="4"/>; do hour.</text:span></text:span></text:p>
      <text:p text:style-name="P12"><text:span text:style-name="Source_20_Text"><text:span text:style-name="T14"><text:s text:c="4"/></text:span></text:span><text:span text:style-name="Source_20_Text"><text:span text:style-name="T1">mov <text:s text:c="4"/>al, ch</text:span></text:span></text:p>
      <text:p text:style-name="P12"><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inc <text:s text:c="4"/>bx <text:s text:c="17"/>; do minute.</text:span></text:span></text:p>
      <text:p text:style-name="P12"><text:span text:style-name="Source_20_Text"><text:span text:style-name="T14"><text:s text:c="4"/></text:span></text:span><text:span text:style-name="Source_20_Text"><text:span text:style-name="T1">mov <text:s text:c="4"/>al, cl</text:span></text:span></text:p>
      <text:p text:style-name="P12"><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inc <text:s text:c="4"/>bx <text:s text:c="17"/>; do second.</text:span></text:span></text:p>
      <text:p text:style-name="P12"><text:span text:style-name="Source_20_Text"><text:span text:style-name="T14"><text:s text:c="4"/></text:span></text:span><text:span text:style-name="Source_20_Text"><text:span text:style-name="T1">mov <text:s text:c="4"/>al, dh</text:span></text:span></text:p>
      <text:p text:style-name="P12"><text:span text:style-name="Source_20_Text"><text:span text:style-name="T14"><text:s text:c="4"/></text:span></text:span><text:span text:style-name="Source_20_Text"><text:span text:style-name="T1">call <text:s text:c="3"/>put_bcd2</text:span></text:span></text:p>
      <text:p text:style-name="P12"/>
      <text:p text:style-name="P12"><text:span text:style-name="Source_20_Text"><text:span text:style-name="T14"><text:s text:c="4"/></text:span></text:span><text:span text:style-name="Source_20_Text"><text:span text:style-name="T1">ret</text:span></text:span></text:p>
      <text:p text:style-name="P12"/>
      <text:p text:style-name="P12"><text:span text:style-name="Source_20_Text"><text:span text:style-name="T1">; Places two-digit BCD value (in al) as two characters to [bx].</text:span></text:span></text:p>
      <text:p text:style-name="P12"><text:span text:style-name="Source_20_Text"><text:span text:style-name="T1">; <text:s text:c="2"/>bx is advanced by two, ax is destroyed.</text:span></text:span></text:p>
      <text:p text:style-name="P12"><text:span text:style-name="Source_20_Text"><text:span text:style-name="T1">put_bcd2:</text:span></text:span></text:p>
      <text:p text:style-name="P12"><text:span text:style-name="Source_20_Text"><text:span text:style-name="T14"><text:s text:c="4"/></text:span></text:span><text:span text:style-name="Source_20_Text"><text:span text:style-name="T1">push <text:s text:c="3"/>ax <text:s text:c="17"/>; temporary save for low nybble.</text:span></text:span></text:p>
      <text:p text:style-name="P12"><text:span text:style-name="Source_20_Text"><text:span text:style-name="T14"><text:s text:c="4"/></text:span></text:span><text:span text:style-name="Source_20_Text"><text:span text:style-name="T1">shr <text:s text:c="4"/>ax, 4 <text:s text:c="14"/>; get high nybble as digit.</text:span></text:span></text:p>
      <text:p text:style-name="P12"><text:span text:style-name="Source_20_Text"><text:span text:style-name="T14"><text:s text:c="4"/></text:span></text:span><text:span text:style-name="Source_20_Text"><text:span text:style-name="T1">and <text:s text:c="4"/>ax, 0fh</text:span></text:span></text:p>
      <text:p text:style-name="P12"><text:span text:style-name="Source_20_Text"><text:span text:style-name="T14"><text:s text:c="4"/></text:span></text:span><text:span text:style-name="Source_20_Text"><text:span text:style-name="T1">add <text:s text:c="4"/>ax, '0'</text:span></text:span></text:p>
      <text:p text:style-name="P12"><text:span text:style-name="Source_20_Text"><text:span text:style-name="T14"><text:s text:c="4"/></text:span></text:span><text:span text:style-name="Source_20_Text"><text:span text:style-name="T1">mov <text:s text:c="4"/>[bx], al <text:s text:c="11"/>; store that to string.</text:span></text:span></text:p>
      <text:p text:style-name="P12"><text:span text:style-name="Source_20_Text"><text:span text:style-name="T14"><text:s text:c="4"/></text:span></text:span><text:span text:style-name="Source_20_Text"><text:span text:style-name="T1">inc <text:s text:c="4"/>bx</text:span></text:span></text:p>
      <text:p text:style-name="P12"><text:span text:style-name="Source_20_Text"><text:span text:style-name="T14"><text:s text:c="4"/></text:span></text:span><text:span text:style-name="Source_20_Text"><text:span text:style-name="T1">pop <text:s text:c="4"/>ax <text:s text:c="17"/>; recover low nybble.</text:span></text:span></text:p>
      <text:p text:style-name="P12"/>
      <text:p text:style-name="P12"><text:soft-page-break/><text:span text:style-name="Source_20_Text"><text:span text:style-name="T14"><text:s text:c="4"/></text:span></text:span><text:span text:style-name="Source_20_Text"><text:span text:style-name="T1">and <text:s text:c="4"/>ax, 0fh <text:s text:c="12"/>; make it digit and store.</text:span></text:span></text:p>
      <text:p text:style-name="P12"><text:span text:style-name="Source_20_Text"><text:span text:style-name="T14"><text:s text:c="4"/></text:span></text:span><text:span text:style-name="Source_20_Text"><text:span text:style-name="T1">add <text:s text:c="4"/>ax, '0'</text:span></text:span></text:p>
      <text:p text:style-name="P12"><text:span text:style-name="Source_20_Text"><text:span text:style-name="T14"><text:s text:c="4"/></text:span></text:span><text:span text:style-name="Source_20_Text"><text:span text:style-name="T1">mov <text:s text:c="4"/>[bx], al</text:span></text:span></text:p>
      <text:p text:style-name="P12"/>
      <text:p text:style-name="P12"><text:span text:style-name="Source_20_Text"><text:span text:style-name="T14"><text:s text:c="4"/></text:span></text:span><text:span text:style-name="Source_20_Text"><text:span text:style-name="T1">inc <text:s text:c="4"/>bx <text:s text:c="17"/>; leave bx pointing at next char.</text:span></text:span></text:p>
      <text:p text:style-name="P12"/>
      <text:p text:style-name="P12"><text:span text:style-name="Source_20_Text"><text:span text:style-name="T14"><text:s text:c="4"/></text:span></text:span><text:span text:style-name="Source_20_Text"><text:span text:style-name="T1">ret</text:span></text:span></text:p>
      <text:p text:style-name="P8"/>
      <text:p text:style-name="P2"/>
      <text:p text:style-name="P2"/>
      <text:p text:style-name="P2"/>
      <text:p text:style-name="P2"/>
      <text:p text:style-name="P3"><text:span text:style-name="T2">If you </text:span><text:span text:style-name="Source_20_Text"><text:span text:style-name="T1">mov ah, al</text:span></text:span><text:span text:style-name="T2"> / </text:span><text:span text:style-name="Source_20_Text"><text:span text:style-name="T1">shr ah, 4</text:span></text:span><text:span text:style-name="T2"> you can unpack both nibbles in parallel. </text:span><text:span text:style-name="Source_20_Text"><text:span text:style-name="T1">and ax, 0f0fh</text:span></text:span><text:span text:style-name="T2"> / </text:span><text:span text:style-name="Source_20_Text"><text:span text:style-name="T1">add ax, '00'</text:span></text:span><text:span text:style-name="T2"> / </text:span><text:span text:style-name="Source_20_Text"><text:span text:style-name="T1">mov [bx], ax</text:span></text:span><text:span text:style-name="T2"> / </text:span><text:span text:style-name="Source_20_Text"><text:span text:style-name="T1">add bx, 2</text:span></text:span><text:span text:style-name="T2">. I guess you were writing this for human-readability, not for efficiency, though? Or were you optimizing for code-size by using </text:span><text:span text:style-name="Source_20_Text"><text:span text:style-name="T1">inc bx</text:span></text:span><text:span text:style-name="T2"> twice, instead of 3-byte </text:span><text:span text:style-name="Source_20_Text"><text:span text:style-name="T1">add bx, 2</text:span></text:span><text:span text:style-name="T2"> and a </text:span><text:span text:style-name="Source_20_Text"><text:span text:style-name="T1">[bx+1]</text:span></text:span><text:span text:style-name="T2"> addressing mode (+1 byte)? Probably not, or you would have used </text:span><text:span text:style-name="Source_20_Text"><text:span text:style-name="T1">al</text:span></text:span><text:span text:style-name="T2"> instead of </text:span><text:span text:style-name="Source_20_Text"><text:span text:style-name="T1">ax</text:span></text:span><text:span text:style-name="T2"> for the 2-byte </text:span><text:span text:style-name="Source_20_Text"><text:span text:style-name="T1">add/and al, imm8</text:span></text:span><text:span text:style-name="T2"> encodings.</text:span><text:span text:style-name="T15"> – </text:span><text:a xlink:type="simple" xlink:href="https://stackoverflow.com/users/224132/peter-cordes" text:style-name="Internet_20_link" text:visited-style-name="Visited_20_Internet_20_Link"><text:span text:style-name="T17">Peter Cordes</text:span></text:a><text:span text:style-name="T15"> </text:span><text:a xlink:type="simple" xlink:href="https://stackoverflow.com/questions/28609924/assembly-a86-get-and-display-time#comment85870138_45952185" text:style-name="Internet_20_link" text:visited-style-name="Visited_20_Internet_20_Link"><text:span text:style-name="T18">Mar 22 '18 at 16:45</text:span></text:a></text:p>
      <text:list xml:id="list855462509" text:style-name="L2">
        <text:list-item>
          <text:p text:style-name="P7"><text:bookmark text:name="comment-85870181"/><text:span text:style-name="T5">Anyway, yes, DRY is good, but in assembler sometimes macros instead of functions are the right way to avoid it, if the reason for using assembly is performance.</text:span><text:span text:style-name="T7"> – </text:span><text:a xlink:type="simple" xlink:href="https://stackoverflow.com/users/224132/peter-cordes" text:style-name="Internet_20_link" text:visited-style-name="Visited_20_Internet_20_Link"><text:span text:style-name="T10">Peter Cordes</text:span></text:a><text:span text:style-name="T7"> </text:span><text:a xlink:type="simple" xlink:href="https://stackoverflow.com/questions/28609924/assembly-a86-get-and-display-time#comment85870181_45952185" text:style-name="Internet_20_link" text:visited-style-name="Visited_20_Internet_20_Link"><text:span text:style-name="T12">Mar 22 '18 at 16:47</text:span></text:a></text:p>
        </text:list-item>
      </text:list>
      <text:p text:style-name="P2"/>
      <text:p text:style-name="P2"/>
      <text:p text:style-name="P2"/>
      <text:p text:style-name="P2">//<text:span text:style-name="T19">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1:27:55.427157894</meta:creation-date>
    <dc:date>2019-01-02T21:35:30.155824624</dc:date>
    <meta:editing-duration>PT7M39S</meta:editing-duration>
    <meta:editing-cycles>2</meta:editing-cycles>
    <meta:generator>LibreOffice/6.0.7.3$Linux_X86_64 LibreOffice_project/00m0$Build-3</meta:generator>
    <meta:document-statistic meta:table-count="0" meta:image-count="0" meta:object-count="0" meta:page-count="7" meta:paragraph-count="225" meta:word-count="2025" meta:character-count="11140" meta:non-whitespace-character-count="8523"/>
  </office:meta>
</office:document-meta>
</file>